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7.82mm" svg:height="122.86mm" svg:x="9.6mm" svg:y="148.06mm">
            <draw:object draw:notify-on-update-of-ranges="Sheet1.A18:Sheet1.A18 Sheet1.B18:Sheet1.L18 Sheet1.A19:Sheet1.A19 Sheet1.B19:Sheet1.L19 Sheet1.A20:Sheet1.A20 Sheet1.B20:Sheet1.L20 Sheet1.A21:Sheet1.A21 Sheet1.B21:Sheet1.L21 Sheet1.A22:Sheet1.A22 Sheet1.B22:Sheet1.L22 Sheet1.A23:Sheet1.A23 Sheet1.B23:Sheet1.L23 Sheet1.A24:Sheet1.A24 Sheet1.B24:Sheet1.L24 Sheet1.A25:Sheet1.A25 Sheet1.B25:Sheet1.L25 Sheet1.A26:Sheet1.A26 Sheet1.B26:Sheet1.L26 Sheet1.A27:Sheet1.A27 Sheet1.B27:Sheet1.L27 Sheet1.A28:Sheet1.A28 Sheet1.B28:Sheet1.L28 Sheet1.A29:Sheet1.A29 Sheet1.B29:Sheet1.L29 Sheet1.A30:Sheet1.A30 Sheet1.B30:Sheet1.L30 Sheet1.A31:Sheet1.A31 Sheet1.B31:Sheet1.L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file hash (100 iterations)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512 KB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10 MB</text:p>
          </table:table-cell>
          <table:table-cell office:value-type="string" calcext:value-type="string">
            <text:p>100 MB</text:p>
          </table:table-cell>
        </table:table-row>
        <table:table-row table:style-name="ro1">
          <table:table-cell office:value-type="string" calcext:value-type="string">
            <text:p>md-sha-256-SUN</text:p>
          </table:table-cell>
          <table:table-cell office:value-type="float" office:value="37718" calcext:value-type="float">
            <text:p>37718</text:p>
          </table:table-cell>
          <table:table-cell office:value-type="float" office:value="67755" calcext:value-type="float">
            <text:p>67755</text:p>
          </table:table-cell>
          <table:table-cell office:value-type="float" office:value="131040" calcext:value-type="float">
            <text:p>131040</text:p>
          </table:table-cell>
          <table:table-cell office:value-type="float" office:value="256470" calcext:value-type="float">
            <text:p>256470</text:p>
          </table:table-cell>
          <table:table-cell office:value-type="float" office:value="506896" calcext:value-type="float">
            <text:p>506896</text:p>
          </table:table-cell>
          <table:table-cell office:value-type="float" office:value="1018509" calcext:value-type="float">
            <text:p>1018509</text:p>
          </table:table-cell>
          <table:table-cell office:value-type="float" office:value="1955986" calcext:value-type="float">
            <text:p>1955986</text:p>
          </table:table-cell>
          <table:table-cell office:value-type="float" office:value="3943462" calcext:value-type="float">
            <text:p>3943462</text:p>
          </table:table-cell>
          <table:table-cell office:value-type="float" office:value="7855500" calcext:value-type="float">
            <text:p>7855500</text:p>
          </table:table-cell>
          <table:table-cell office:value-type="float" office:value="75214953" calcext:value-type="float">
            <text:p>75214953</text:p>
          </table:table-cell>
          <table:table-cell office:value-type="float" office:value="676282088" calcext:value-type="float">
            <text:p>676282088</text:p>
          </table:table-cell>
        </table:table-row>
        <table:table-row table:style-name="ro1">
          <table:table-cell office:value-type="string" calcext:value-type="string">
            <text:p>md-sha-256-GNU-CRYPTO</text:p>
          </table:table-cell>
          <table:table-cell office:value-type="float" office:value="136628" calcext:value-type="float">
            <text:p>136628</text:p>
          </table:table-cell>
          <table:table-cell office:value-type="float" office:value="151335" calcext:value-type="float">
            <text:p>151335</text:p>
          </table:table-cell>
          <table:table-cell office:value-type="float" office:value="147322" calcext:value-type="float">
            <text:p>147322</text:p>
          </table:table-cell>
          <table:table-cell office:value-type="float" office:value="280052" calcext:value-type="float">
            <text:p>280052</text:p>
          </table:table-cell>
          <table:table-cell office:value-type="float" office:value="553225" calcext:value-type="float">
            <text:p>553225</text:p>
          </table:table-cell>
          <table:table-cell office:value-type="float" office:value="1123384" calcext:value-type="float">
            <text:p>1123384</text:p>
          </table:table-cell>
          <table:table-cell office:value-type="float" office:value="2172419" calcext:value-type="float">
            <text:p>2172419</text:p>
          </table:table-cell>
          <table:table-cell office:value-type="float" office:value="4311872" calcext:value-type="float">
            <text:p>4311872</text:p>
          </table:table-cell>
          <table:table-cell office:value-type="float" office:value="8451845" calcext:value-type="float">
            <text:p>8451845</text:p>
          </table:table-cell>
          <table:table-cell office:value-type="float" office:value="83229230" calcext:value-type="float">
            <text:p>83229230</text:p>
          </table:table-cell>
          <table:table-cell office:value-type="float" office:value="772934112" calcext:value-type="float">
            <text:p>772934112</text:p>
          </table:table-cell>
        </table:table-row>
        <table:table-row table:style-name="ro1">
          <table:table-cell office:value-type="string" calcext:value-type="string">
            <text:p>direct-sha-256-GNU-CRYPTO</text:p>
          </table:table-cell>
          <table:table-cell office:value-type="float" office:value="29670" calcext:value-type="float">
            <text:p>29670</text:p>
          </table:table-cell>
          <table:table-cell office:value-type="float" office:value="56987" calcext:value-type="float">
            <text:p>56987</text:p>
          </table:table-cell>
          <table:table-cell office:value-type="float" office:value="112658" calcext:value-type="float">
            <text:p>112658</text:p>
          </table:table-cell>
          <table:table-cell office:value-type="float" office:value="227696" calcext:value-type="float">
            <text:p>227696</text:p>
          </table:table-cell>
          <table:table-cell office:value-type="float" office:value="448455" calcext:value-type="float">
            <text:p>448455</text:p>
          </table:table-cell>
          <table:table-cell office:value-type="float" office:value="892987" calcext:value-type="float">
            <text:p>892987</text:p>
          </table:table-cell>
          <table:table-cell office:value-type="float" office:value="1782356" calcext:value-type="float">
            <text:p>1782356</text:p>
          </table:table-cell>
          <table:table-cell office:value-type="float" office:value="3591201" calcext:value-type="float">
            <text:p>3591201</text:p>
          </table:table-cell>
          <table:table-cell office:value-type="float" office:value="7149750" calcext:value-type="float">
            <text:p>7149750</text:p>
          </table:table-cell>
          <table:table-cell office:value-type="float" office:value="71101820" calcext:value-type="float">
            <text:p>71101820</text:p>
          </table:table-cell>
          <table:table-cell office:value-type="float" office:value="692250446" calcext:value-type="float">
            <text:p>692250446</text:p>
          </table:table-cell>
        </table:table-row>
        <table:table-row table:style-name="ro1">
          <table:table-cell office:value-type="string" calcext:value-type="string">
            <text:p>md-SHA-256-BC</text:p>
          </table:table-cell>
          <table:table-cell office:value-type="float" office:value="216287" calcext:value-type="float">
            <text:p>216287</text:p>
          </table:table-cell>
          <table:table-cell office:value-type="float" office:value="191643" calcext:value-type="float">
            <text:p>191643</text:p>
          </table:table-cell>
          <table:table-cell office:value-type="float" office:value="148723" calcext:value-type="float">
            <text:p>148723</text:p>
          </table:table-cell>
          <table:table-cell office:value-type="float" office:value="294531" calcext:value-type="float">
            <text:p>294531</text:p>
          </table:table-cell>
          <table:table-cell office:value-type="float" office:value="580743" calcext:value-type="float">
            <text:p>580743</text:p>
          </table:table-cell>
          <table:table-cell office:value-type="float" office:value="1170773" calcext:value-type="float">
            <text:p>1170773</text:p>
          </table:table-cell>
          <table:table-cell office:value-type="float" office:value="2306345" calcext:value-type="float">
            <text:p>2306345</text:p>
          </table:table-cell>
          <table:table-cell office:value-type="float" office:value="4696615" calcext:value-type="float">
            <text:p>4696615</text:p>
          </table:table-cell>
          <table:table-cell office:value-type="float" office:value="9389912" calcext:value-type="float">
            <text:p>9389912</text:p>
          </table:table-cell>
          <table:table-cell office:value-type="float" office:value="81526004" calcext:value-type="float">
            <text:p>81526004</text:p>
          </table:table-cell>
          <table:table-cell office:value-type="float" office:value="741438530" calcext:value-type="float">
            <text:p>741438530</text:p>
          </table:table-cell>
        </table:table-row>
        <table:table-row table:style-name="ro1">
          <table:table-cell office:value-type="string" calcext:value-type="string">
            <text:p>direct-sha256-BC</text:p>
          </table:table-cell>
          <table:table-cell office:value-type="float" office:value="34924" calcext:value-type="float">
            <text:p>34924</text:p>
          </table:table-cell>
          <table:table-cell office:value-type="float" office:value="66476" calcext:value-type="float">
            <text:p>66476</text:p>
          </table:table-cell>
          <table:table-cell office:value-type="float" office:value="134036" calcext:value-type="float">
            <text:p>134036</text:p>
          </table:table-cell>
          <table:table-cell office:value-type="float" office:value="258046" calcext:value-type="float">
            <text:p>258046</text:p>
          </table:table-cell>
          <table:table-cell office:value-type="float" office:value="512803" calcext:value-type="float">
            <text:p>512803</text:p>
          </table:table-cell>
          <table:table-cell office:value-type="float" office:value="1030123" calcext:value-type="float">
            <text:p>1030123</text:p>
          </table:table-cell>
          <table:table-cell office:value-type="float" office:value="2038106" calcext:value-type="float">
            <text:p>2038106</text:p>
          </table:table-cell>
          <table:table-cell office:value-type="float" office:value="4103273" calcext:value-type="float">
            <text:p>4103273</text:p>
          </table:table-cell>
          <table:table-cell office:value-type="float" office:value="8039931" calcext:value-type="float">
            <text:p>8039931</text:p>
          </table:table-cell>
          <table:table-cell office:value-type="float" office:value="73635262" calcext:value-type="float">
            <text:p>73635262</text:p>
          </table:table-cell>
          <table:table-cell office:value-type="float" office:value="670817877" calcext:value-type="float">
            <text:p>670817877</text:p>
          </table:table-cell>
        </table:table-row>
        <table:table-row table:style-name="ro1">
          <table:table-cell office:value-type="string" calcext:value-type="string">
            <text:p>md-RIPEMD160-GNU-CRYPTO</text:p>
          </table:table-cell>
          <table:table-cell office:value-type="float" office:value="89402" calcext:value-type="float">
            <text:p>89402</text:p>
          </table:table-cell>
          <table:table-cell office:value-type="float" office:value="121172" calcext:value-type="float">
            <text:p>121172</text:p>
          </table:table-cell>
          <table:table-cell office:value-type="float" office:value="226210" calcext:value-type="float">
            <text:p>226210</text:p>
          </table:table-cell>
          <table:table-cell office:value-type="float" office:value="473379" calcext:value-type="float">
            <text:p>473379</text:p>
          </table:table-cell>
          <table:table-cell office:value-type="float" office:value="564058" calcext:value-type="float">
            <text:p>564058</text:p>
          </table:table-cell>
          <table:table-cell office:value-type="float" office:value="1137970" calcext:value-type="float">
            <text:p>1137970</text:p>
          </table:table-cell>
          <table:table-cell office:value-type="float" office:value="2266816" calcext:value-type="float">
            <text:p>2266816</text:p>
          </table:table-cell>
          <table:table-cell office:value-type="float" office:value="4518602" calcext:value-type="float">
            <text:p>4518602</text:p>
          </table:table-cell>
          <table:table-cell office:value-type="float" office:value="9278187" calcext:value-type="float">
            <text:p>9278187</text:p>
          </table:table-cell>
          <table:table-cell office:value-type="float" office:value="95766676" calcext:value-type="float">
            <text:p>95766676</text:p>
          </table:table-cell>
          <table:table-cell office:value-type="float" office:value="1019150776" calcext:value-type="float">
            <text:p>1019150776</text:p>
          </table:table-cell>
        </table:table-row>
        <table:table-row table:style-name="ro1">
          <table:table-cell office:value-type="string" calcext:value-type="string">
            <text:p>direct-RIPEMD160-GNU-CRYPTO</text:p>
          </table:table-cell>
          <table:table-cell office:value-type="float" office:value="44048" calcext:value-type="float">
            <text:p>44048</text:p>
          </table:table-cell>
          <table:table-cell office:value-type="float" office:value="81779" calcext:value-type="float">
            <text:p>81779</text:p>
          </table:table-cell>
          <table:table-cell office:value-type="float" office:value="160585" calcext:value-type="float">
            <text:p>160585</text:p>
          </table:table-cell>
          <table:table-cell office:value-type="float" office:value="319446" calcext:value-type="float">
            <text:p>319446</text:p>
          </table:table-cell>
          <table:table-cell office:value-type="float" office:value="633652" calcext:value-type="float">
            <text:p>633652</text:p>
          </table:table-cell>
          <table:table-cell office:value-type="float" office:value="1280404" calcext:value-type="float">
            <text:p>1280404</text:p>
          </table:table-cell>
          <table:table-cell office:value-type="float" office:value="2488912" calcext:value-type="float">
            <text:p>2488912</text:p>
          </table:table-cell>
          <table:table-cell office:value-type="float" office:value="4959585" calcext:value-type="float">
            <text:p>4959585</text:p>
          </table:table-cell>
          <table:table-cell office:value-type="float" office:value="9891702" calcext:value-type="float">
            <text:p>9891702</text:p>
          </table:table-cell>
          <table:table-cell office:value-type="float" office:value="96550974" calcext:value-type="float">
            <text:p>96550974</text:p>
          </table:table-cell>
          <table:table-cell office:value-type="float" office:value="1017393104" calcext:value-type="float">
            <text:p>1017393104</text:p>
          </table:table-cell>
        </table:table-row>
        <table:table-row table:style-name="ro1">
          <table:table-cell office:value-type="string" calcext:value-type="string">
            <text:p>md-RIPEMD160-BC</text:p>
          </table:table-cell>
          <table:table-cell office:value-type="float" office:value="413163" calcext:value-type="float">
            <text:p>413163</text:p>
          </table:table-cell>
          <table:table-cell office:value-type="float" office:value="158359" calcext:value-type="float">
            <text:p>158359</text:p>
          </table:table-cell>
          <table:table-cell office:value-type="float" office:value="332952" calcext:value-type="float">
            <text:p>332952</text:p>
          </table:table-cell>
          <table:table-cell office:value-type="float" office:value="584727" calcext:value-type="float">
            <text:p>584727</text:p>
          </table:table-cell>
          <table:table-cell office:value-type="float" office:value="1148005" calcext:value-type="float">
            <text:p>1148005</text:p>
          </table:table-cell>
          <table:table-cell office:value-type="float" office:value="2336341" calcext:value-type="float">
            <text:p>2336341</text:p>
          </table:table-cell>
          <table:table-cell office:value-type="float" office:value="4640728" calcext:value-type="float">
            <text:p>4640728</text:p>
          </table:table-cell>
          <table:table-cell office:value-type="float" office:value="9269758" calcext:value-type="float">
            <text:p>9269758</text:p>
          </table:table-cell>
          <table:table-cell office:value-type="float" office:value="18511250" calcext:value-type="float">
            <text:p>18511250</text:p>
          </table:table-cell>
          <table:table-cell office:value-type="float" office:value="186552908" calcext:value-type="float">
            <text:p>186552908</text:p>
          </table:table-cell>
          <table:table-cell office:value-type="float" office:value="1945547492" calcext:value-type="float">
            <text:p>1945547492</text:p>
          </table:table-cell>
        </table:table-row>
        <table:table-row table:style-name="ro1">
          <table:table-cell office:value-type="string" calcext:value-type="string">
            <text:p>direct-RIPEMD160-BC</text:p>
          </table:table-cell>
          <table:table-cell office:value-type="float" office:value="79820" calcext:value-type="float">
            <text:p>79820</text:p>
          </table:table-cell>
          <table:table-cell office:value-type="float" office:value="148794" calcext:value-type="float">
            <text:p>148794</text:p>
          </table:table-cell>
          <table:table-cell office:value-type="float" office:value="295851" calcext:value-type="float">
            <text:p>295851</text:p>
          </table:table-cell>
          <table:table-cell office:value-type="float" office:value="605677" calcext:value-type="float">
            <text:p>605677</text:p>
          </table:table-cell>
          <table:table-cell office:value-type="float" office:value="1198428" calcext:value-type="float">
            <text:p>1198428</text:p>
          </table:table-cell>
          <table:table-cell office:value-type="float" office:value="2383827" calcext:value-type="float">
            <text:p>2383827</text:p>
          </table:table-cell>
          <table:table-cell office:value-type="float" office:value="4791838" calcext:value-type="float">
            <text:p>4791838</text:p>
          </table:table-cell>
          <table:table-cell office:value-type="float" office:value="9585999" calcext:value-type="float">
            <text:p>9585999</text:p>
          </table:table-cell>
          <table:table-cell office:value-type="float" office:value="19493746" calcext:value-type="float">
            <text:p>19493746</text:p>
          </table:table-cell>
          <table:table-cell office:value-type="float" office:value="220436674" calcext:value-type="float">
            <text:p>220436674</text:p>
          </table:table-cell>
          <table:table-cell office:value-type="float" office:value="1935006307" calcext:value-type="float">
            <text:p>1935006307</text:p>
          </table:table-cell>
        </table:table-row>
        <table:table-row table:style-name="ro1">
          <table:table-cell office:value-type="string" calcext:value-type="string">
            <text:p>md-RIPEMD256-BC</text:p>
          </table:table-cell>
          <table:table-cell office:value-type="float" office:value="244336" calcext:value-type="float">
            <text:p>244336</text:p>
          </table:table-cell>
          <table:table-cell office:value-type="float" office:value="173582" calcext:value-type="float">
            <text:p>173582</text:p>
          </table:table-cell>
          <table:table-cell office:value-type="float" office:value="186456" calcext:value-type="float">
            <text:p>186456</text:p>
          </table:table-cell>
          <table:table-cell office:value-type="float" office:value="236004" calcext:value-type="float">
            <text:p>236004</text:p>
          </table:table-cell>
          <table:table-cell office:value-type="float" office:value="450631" calcext:value-type="float">
            <text:p>450631</text:p>
          </table:table-cell>
          <table:table-cell office:value-type="float" office:value="886372" calcext:value-type="float">
            <text:p>886372</text:p>
          </table:table-cell>
          <table:table-cell office:value-type="float" office:value="1722663" calcext:value-type="float">
            <text:p>1722663</text:p>
          </table:table-cell>
          <table:table-cell office:value-type="float" office:value="3432503" calcext:value-type="float">
            <text:p>3432503</text:p>
          </table:table-cell>
          <table:table-cell office:value-type="float" office:value="7341056" calcext:value-type="float">
            <text:p>7341056</text:p>
          </table:table-cell>
          <table:table-cell office:value-type="float" office:value="73042823" calcext:value-type="float">
            <text:p>73042823</text:p>
          </table:table-cell>
          <table:table-cell office:value-type="float" office:value="560067341" calcext:value-type="float">
            <text:p>560067341</text:p>
          </table:table-cell>
        </table:table-row>
        <table:table-row table:style-name="ro1">
          <table:table-cell office:value-type="string" calcext:value-type="string">
            <text:p>direct-RIPEMD256-BC</text:p>
          </table:table-cell>
          <table:table-cell office:value-type="float" office:value="21921" calcext:value-type="float">
            <text:p>21921</text:p>
          </table:table-cell>
          <table:table-cell office:value-type="float" office:value="36397" calcext:value-type="float">
            <text:p>36397</text:p>
          </table:table-cell>
          <table:table-cell office:value-type="float" office:value="72885" calcext:value-type="float">
            <text:p>72885</text:p>
          </table:table-cell>
          <table:table-cell office:value-type="float" office:value="142136" calcext:value-type="float">
            <text:p>142136</text:p>
          </table:table-cell>
          <table:table-cell office:value-type="float" office:value="288362" calcext:value-type="float">
            <text:p>288362</text:p>
          </table:table-cell>
          <table:table-cell office:value-type="float" office:value="561461" calcext:value-type="float">
            <text:p>561461</text:p>
          </table:table-cell>
          <table:table-cell office:value-type="float" office:value="1117452" calcext:value-type="float">
            <text:p>1117452</text:p>
          </table:table-cell>
          <table:table-cell office:value-type="float" office:value="2156725" calcext:value-type="float">
            <text:p>2156725</text:p>
          </table:table-cell>
          <table:table-cell office:value-type="float" office:value="4018995" calcext:value-type="float">
            <text:p>4018995</text:p>
          </table:table-cell>
          <table:table-cell office:value-type="float" office:value="39475111" calcext:value-type="float">
            <text:p>39475111</text:p>
          </table:table-cell>
          <table:table-cell office:value-type="float" office:value="394977681" calcext:value-type="float">
            <text:p>394977681</text:p>
          </table:table-cell>
        </table:table-row>
        <table:table-row table:style-name="ro1">
          <table:table-cell office:value-type="string" calcext:value-type="string">
            <text:p>md-BLAKE2b-256-BC</text:p>
          </table:table-cell>
          <table:table-cell office:value-type="float" office:value="82297" calcext:value-type="float">
            <text:p>82297</text:p>
          </table:table-cell>
          <table:table-cell office:value-type="float" office:value="87026" calcext:value-type="float">
            <text:p>87026</text:p>
          </table:table-cell>
          <table:table-cell office:value-type="float" office:value="171492" calcext:value-type="float">
            <text:p>171492</text:p>
          </table:table-cell>
          <table:table-cell office:value-type="float" office:value="202170" calcext:value-type="float">
            <text:p>202170</text:p>
          </table:table-cell>
          <table:table-cell office:value-type="float" office:value="270460" calcext:value-type="float">
            <text:p>270460</text:p>
          </table:table-cell>
          <table:table-cell office:value-type="float" office:value="527526" calcext:value-type="float">
            <text:p>527526</text:p>
          </table:table-cell>
          <table:table-cell office:value-type="float" office:value="1056264" calcext:value-type="float">
            <text:p>1056264</text:p>
          </table:table-cell>
          <table:table-cell office:value-type="float" office:value="2139325" calcext:value-type="float">
            <text:p>2139325</text:p>
          </table:table-cell>
          <table:table-cell office:value-type="float" office:value="4356920" calcext:value-type="float">
            <text:p>4356920</text:p>
          </table:table-cell>
          <table:table-cell office:value-type="float" office:value="41210588" calcext:value-type="float">
            <text:p>41210588</text:p>
          </table:table-cell>
          <table:table-cell office:value-type="float" office:value="401972977" calcext:value-type="float">
            <text:p>401972977</text:p>
          </table:table-cell>
        </table:table-row>
        <table:table-row table:style-name="ro1">
          <table:table-cell office:value-type="string" calcext:value-type="string">
            <text:p>direct-blake2s-256-BC</text:p>
          </table:table-cell>
          <table:table-cell office:value-type="float" office:value="18208" calcext:value-type="float">
            <text:p>18208</text:p>
          </table:table-cell>
          <table:table-cell office:value-type="float" office:value="33838" calcext:value-type="float">
            <text:p>33838</text:p>
          </table:table-cell>
          <table:table-cell office:value-type="float" office:value="66540" calcext:value-type="float">
            <text:p>66540</text:p>
          </table:table-cell>
          <table:table-cell office:value-type="float" office:value="127548" calcext:value-type="float">
            <text:p>127548</text:p>
          </table:table-cell>
          <table:table-cell office:value-type="float" office:value="255082" calcext:value-type="float">
            <text:p>255082</text:p>
          </table:table-cell>
          <table:table-cell office:value-type="float" office:value="520920" calcext:value-type="float">
            <text:p>520920</text:p>
          </table:table-cell>
          <table:table-cell office:value-type="float" office:value="1014551" calcext:value-type="float">
            <text:p>1014551</text:p>
          </table:table-cell>
          <table:table-cell office:value-type="float" office:value="2050803" calcext:value-type="float">
            <text:p>2050803</text:p>
          </table:table-cell>
          <table:table-cell office:value-type="float" office:value="4023247" calcext:value-type="float">
            <text:p>4023247</text:p>
          </table:table-cell>
          <table:table-cell office:value-type="float" office:value="39772187" calcext:value-type="float">
            <text:p>39772187</text:p>
          </table:table-cell>
          <table:table-cell office:value-type="float" office:value="506492336" calcext:value-type="float">
            <text:p>50649233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file hash (100 iterations)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512 KB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10 MB</text:p>
          </table:table-cell>
          <table:table-cell office:value-type="string" calcext:value-type="string">
            <text:p>100 MB</text:p>
          </table:table-cell>
        </table:table-row>
        <table:table-row table:style-name="ro1">
          <table:table-cell office:value-type="string" calcext:value-type="string">
            <text:p>md-sha-256-SUN</text:p>
          </table:table-cell>
          <table:table-cell office:value-type="float" office:value="37718" calcext:value-type="float">
            <text:p>37718</text:p>
          </table:table-cell>
          <table:table-cell table:formula="of:=[.C2]/2" office:value-type="float" office:value="33877.5" calcext:value-type="float">
            <text:p>33877.5</text:p>
          </table:table-cell>
          <table:table-cell table:formula="of:=[.D2]/4" office:value-type="float" office:value="32760" calcext:value-type="float">
            <text:p>32760</text:p>
          </table:table-cell>
          <table:table-cell table:formula="of:=[.E2]/8" office:value-type="float" office:value="32058.75" calcext:value-type="float">
            <text:p>32058.75</text:p>
          </table:table-cell>
          <table:table-cell table:formula="of:=[.F2]/16" office:value-type="float" office:value="31681" calcext:value-type="float">
            <text:p>31681</text:p>
          </table:table-cell>
          <table:table-cell table:formula="of:=[.G2]/32" office:value-type="float" office:value="31828.40625" calcext:value-type="float">
            <text:p>31828.40625</text:p>
          </table:table-cell>
          <table:table-cell table:formula="of:=[.H2]/64" office:value-type="float" office:value="30562.28125" calcext:value-type="float">
            <text:p>30562.28125</text:p>
          </table:table-cell>
          <table:table-cell table:formula="of:=[.I2]/128" office:value-type="float" office:value="30808.296875" calcext:value-type="float">
            <text:p>30808.296875</text:p>
          </table:table-cell>
          <table:table-cell table:formula="of:=[.J2]/256" office:value-type="float" office:value="30685.546875" calcext:value-type="float">
            <text:p>30685.546875</text:p>
          </table:table-cell>
          <table:table-cell table:formula="of:=[.K2]/2560" office:value-type="float" office:value="29380.841015625" calcext:value-type="float">
            <text:p>29380.841015625</text:p>
          </table:table-cell>
          <table:table-cell table:formula="of:=[.L2]/25600" office:value-type="float" office:value="26417.2690625" calcext:value-type="float">
            <text:p>26417.2690625</text:p>
          </table:table-cell>
        </table:table-row>
        <table:table-row table:style-name="ro1">
          <table:table-cell office:value-type="string" calcext:value-type="string">
            <text:p>md-sha-256-GNU-CRYPTO</text:p>
          </table:table-cell>
          <table:table-cell office:value-type="float" office:value="136628" calcext:value-type="float">
            <text:p>136628</text:p>
          </table:table-cell>
          <table:table-cell table:formula="of:=[.C3]/2" office:value-type="float" office:value="75667.5" calcext:value-type="float">
            <text:p>75667.5</text:p>
          </table:table-cell>
          <table:table-cell table:formula="of:=[.D3]/4" office:value-type="float" office:value="36830.5" calcext:value-type="float">
            <text:p>36830.5</text:p>
          </table:table-cell>
          <table:table-cell table:formula="of:=[.E3]/8" office:value-type="float" office:value="35006.5" calcext:value-type="float">
            <text:p>35006.5</text:p>
          </table:table-cell>
          <table:table-cell table:formula="of:=[.F3]/16" office:value-type="float" office:value="34576.5625" calcext:value-type="float">
            <text:p>34576.5625</text:p>
          </table:table-cell>
          <table:table-cell table:formula="of:=[.G3]/32" office:value-type="float" office:value="35105.75" calcext:value-type="float">
            <text:p>35105.75</text:p>
          </table:table-cell>
          <table:table-cell table:formula="of:=[.H3]/64" office:value-type="float" office:value="33944.046875" calcext:value-type="float">
            <text:p>33944.046875</text:p>
          </table:table-cell>
          <table:table-cell table:formula="of:=[.I3]/128" office:value-type="float" office:value="33686.5" calcext:value-type="float">
            <text:p>33686.5</text:p>
          </table:table-cell>
          <table:table-cell table:formula="of:=[.J3]/256" office:value-type="float" office:value="33015.01953125" calcext:value-type="float">
            <text:p>33015.01953125</text:p>
          </table:table-cell>
          <table:table-cell table:formula="of:=[.K3]/2560" office:value-type="float" office:value="32511.41796875" calcext:value-type="float">
            <text:p>32511.41796875</text:p>
          </table:table-cell>
          <table:table-cell table:formula="of:=[.L3]/25600" office:value-type="float" office:value="30192.73875" calcext:value-type="float">
            <text:p>30192.73875</text:p>
          </table:table-cell>
        </table:table-row>
        <table:table-row table:style-name="ro1">
          <table:table-cell office:value-type="string" calcext:value-type="string">
            <text:p>direct-sha-256-GNU-CRYPTO</text:p>
          </table:table-cell>
          <table:table-cell office:value-type="float" office:value="29670" calcext:value-type="float">
            <text:p>29670</text:p>
          </table:table-cell>
          <table:table-cell table:formula="of:=[.C4]/2" office:value-type="float" office:value="28493.5" calcext:value-type="float">
            <text:p>28493.5</text:p>
          </table:table-cell>
          <table:table-cell table:formula="of:=[.D4]/4" office:value-type="float" office:value="28164.5" calcext:value-type="float">
            <text:p>28164.5</text:p>
          </table:table-cell>
          <table:table-cell table:formula="of:=[.E4]/8" office:value-type="float" office:value="28462" calcext:value-type="float">
            <text:p>28462</text:p>
          </table:table-cell>
          <table:table-cell table:formula="of:=[.F4]/16" office:value-type="float" office:value="28028.4375" calcext:value-type="float">
            <text:p>28028.4375</text:p>
          </table:table-cell>
          <table:table-cell table:formula="of:=[.G4]/32" office:value-type="float" office:value="27905.84375" calcext:value-type="float">
            <text:p>27905.84375</text:p>
          </table:table-cell>
          <table:table-cell table:formula="of:=[.H4]/64" office:value-type="float" office:value="27849.3125" calcext:value-type="float">
            <text:p>27849.3125</text:p>
          </table:table-cell>
          <table:table-cell table:formula="of:=[.I4]/128" office:value-type="float" office:value="28056.2578125" calcext:value-type="float">
            <text:p>28056.2578125</text:p>
          </table:table-cell>
          <table:table-cell table:formula="of:=[.J4]/256" office:value-type="float" office:value="27928.7109375" calcext:value-type="float">
            <text:p>27928.7109375</text:p>
          </table:table-cell>
          <table:table-cell table:formula="of:=[.K4]/2560" office:value-type="float" office:value="27774.1484375" calcext:value-type="float">
            <text:p>27774.1484375</text:p>
          </table:table-cell>
          <table:table-cell table:formula="of:=[.L4]/25600" office:value-type="float" office:value="27041.033046875" calcext:value-type="float">
            <text:p>27041.033046875</text:p>
          </table:table-cell>
        </table:table-row>
        <table:table-row table:style-name="ro1">
          <table:table-cell office:value-type="string" calcext:value-type="string">
            <text:p>md-SHA-256-BC</text:p>
          </table:table-cell>
          <table:table-cell office:value-type="float" office:value="216287" calcext:value-type="float">
            <text:p>216287</text:p>
          </table:table-cell>
          <table:table-cell table:formula="of:=[.C5]/2" office:value-type="float" office:value="95821.5" calcext:value-type="float">
            <text:p>95821.5</text:p>
          </table:table-cell>
          <table:table-cell table:formula="of:=[.D5]/4" office:value-type="float" office:value="37180.75" calcext:value-type="float">
            <text:p>37180.75</text:p>
          </table:table-cell>
          <table:table-cell table:formula="of:=[.E5]/8" office:value-type="float" office:value="36816.375" calcext:value-type="float">
            <text:p>36816.375</text:p>
          </table:table-cell>
          <table:table-cell table:formula="of:=[.F5]/16" office:value-type="float" office:value="36296.4375" calcext:value-type="float">
            <text:p>36296.4375</text:p>
          </table:table-cell>
          <table:table-cell table:formula="of:=[.G5]/32" office:value-type="float" office:value="36586.65625" calcext:value-type="float">
            <text:p>36586.65625</text:p>
          </table:table-cell>
          <table:table-cell table:formula="of:=[.H5]/64" office:value-type="float" office:value="36036.640625" calcext:value-type="float">
            <text:p>36036.640625</text:p>
          </table:table-cell>
          <table:table-cell table:formula="of:=[.I5]/128" office:value-type="float" office:value="36692.3046875" calcext:value-type="float">
            <text:p>36692.3046875</text:p>
          </table:table-cell>
          <table:table-cell table:formula="of:=[.J5]/256" office:value-type="float" office:value="36679.34375" calcext:value-type="float">
            <text:p>36679.34375</text:p>
          </table:table-cell>
          <table:table-cell table:formula="of:=[.K5]/2560" office:value-type="float" office:value="31846.0953125" calcext:value-type="float">
            <text:p>31846.0953125</text:p>
          </table:table-cell>
          <table:table-cell table:formula="of:=[.L5]/25600" office:value-type="float" office:value="28962.442578125" calcext:value-type="float">
            <text:p>28962.442578125</text:p>
          </table:table-cell>
        </table:table-row>
        <table:table-row table:style-name="ro1">
          <table:table-cell office:value-type="string" calcext:value-type="string">
            <text:p>direct-sha256-BC</text:p>
          </table:table-cell>
          <table:table-cell office:value-type="float" office:value="34924" calcext:value-type="float">
            <text:p>34924</text:p>
          </table:table-cell>
          <table:table-cell table:formula="of:=[.C6]/2" office:value-type="float" office:value="33238" calcext:value-type="float">
            <text:p>33238</text:p>
          </table:table-cell>
          <table:table-cell table:formula="of:=[.D6]/4" office:value-type="float" office:value="33509" calcext:value-type="float">
            <text:p>33509</text:p>
          </table:table-cell>
          <table:table-cell table:formula="of:=[.E6]/8" office:value-type="float" office:value="32255.75" calcext:value-type="float">
            <text:p>32255.75</text:p>
          </table:table-cell>
          <table:table-cell table:formula="of:=[.F6]/16" office:value-type="float" office:value="32050.1875" calcext:value-type="float">
            <text:p>32050.1875</text:p>
          </table:table-cell>
          <table:table-cell table:formula="of:=[.G6]/32" office:value-type="float" office:value="32191.34375" calcext:value-type="float">
            <text:p>32191.34375</text:p>
          </table:table-cell>
          <table:table-cell table:formula="of:=[.H6]/64" office:value-type="float" office:value="31845.40625" calcext:value-type="float">
            <text:p>31845.40625</text:p>
          </table:table-cell>
          <table:table-cell table:formula="of:=[.I6]/128" office:value-type="float" office:value="32056.8203125" calcext:value-type="float">
            <text:p>32056.8203125</text:p>
          </table:table-cell>
          <table:table-cell table:formula="of:=[.J6]/256" office:value-type="float" office:value="31405.98046875" calcext:value-type="float">
            <text:p>31405.98046875</text:p>
          </table:table-cell>
          <table:table-cell table:formula="of:=[.K6]/2560" office:value-type="float" office:value="28763.77421875" calcext:value-type="float">
            <text:p>28763.77421875</text:p>
          </table:table-cell>
          <table:table-cell table:formula="of:=[.L6]/25600" office:value-type="float" office:value="26203.8233203125" calcext:value-type="float">
            <text:p>26203.8233203125</text:p>
          </table:table-cell>
        </table:table-row>
        <table:table-row table:style-name="ro1">
          <table:table-cell office:value-type="string" calcext:value-type="string">
            <text:p>md-RIPEMD160-GNU-CRYPTO</text:p>
          </table:table-cell>
          <table:table-cell office:value-type="float" office:value="89402" calcext:value-type="float">
            <text:p>89402</text:p>
          </table:table-cell>
          <table:table-cell table:formula="of:=[.C7]/2" office:value-type="float" office:value="60586" calcext:value-type="float">
            <text:p>60586</text:p>
          </table:table-cell>
          <table:table-cell table:formula="of:=[.D7]/4" office:value-type="float" office:value="56552.5" calcext:value-type="float">
            <text:p>56552.5</text:p>
          </table:table-cell>
          <table:table-cell table:formula="of:=[.E7]/8" office:value-type="float" office:value="59172.375" calcext:value-type="float">
            <text:p>59172.375</text:p>
          </table:table-cell>
          <table:table-cell table:formula="of:=[.F7]/16" office:value-type="float" office:value="35253.625" calcext:value-type="float">
            <text:p>35253.625</text:p>
          </table:table-cell>
          <table:table-cell table:formula="of:=[.G7]/32" office:value-type="float" office:value="35561.5625" calcext:value-type="float">
            <text:p>35561.5625</text:p>
          </table:table-cell>
          <table:table-cell table:formula="of:=[.H7]/64" office:value-type="float" office:value="35419" calcext:value-type="float">
            <text:p>35419</text:p>
          </table:table-cell>
          <table:table-cell table:formula="of:=[.I7]/128" office:value-type="float" office:value="35301.578125" calcext:value-type="float">
            <text:p>35301.578125</text:p>
          </table:table-cell>
          <table:table-cell table:formula="of:=[.J7]/256" office:value-type="float" office:value="36242.91796875" calcext:value-type="float">
            <text:p>36242.91796875</text:p>
          </table:table-cell>
          <table:table-cell table:formula="of:=[.K7]/2560" office:value-type="float" office:value="37408.8578125" calcext:value-type="float">
            <text:p>37408.8578125</text:p>
          </table:table-cell>
          <table:table-cell table:formula="of:=[.L7]/25600" office:value-type="float" office:value="39810.5771875" calcext:value-type="float">
            <text:p>39810.5771875</text:p>
          </table:table-cell>
        </table:table-row>
        <table:table-row table:style-name="ro1">
          <table:table-cell office:value-type="string" calcext:value-type="string">
            <text:p>direct-RIPEMD160-GNU-CRYPTO</text:p>
          </table:table-cell>
          <table:table-cell office:value-type="float" office:value="44048" calcext:value-type="float">
            <text:p>44048</text:p>
          </table:table-cell>
          <table:table-cell table:formula="of:=[.C8]/2" office:value-type="float" office:value="40889.5" calcext:value-type="float">
            <text:p>40889.5</text:p>
          </table:table-cell>
          <table:table-cell table:formula="of:=[.D8]/4" office:value-type="float" office:value="40146.25" calcext:value-type="float">
            <text:p>40146.25</text:p>
          </table:table-cell>
          <table:table-cell table:formula="of:=[.E8]/8" office:value-type="float" office:value="39930.75" calcext:value-type="float">
            <text:p>39930.75</text:p>
          </table:table-cell>
          <table:table-cell table:formula="of:=[.F8]/16" office:value-type="float" office:value="39603.25" calcext:value-type="float">
            <text:p>39603.25</text:p>
          </table:table-cell>
          <table:table-cell table:formula="of:=[.G8]/32" office:value-type="float" office:value="40012.625" calcext:value-type="float">
            <text:p>40012.625</text:p>
          </table:table-cell>
          <table:table-cell table:formula="of:=[.H8]/64" office:value-type="float" office:value="38889.25" calcext:value-type="float">
            <text:p>38889.25</text:p>
          </table:table-cell>
          <table:table-cell table:formula="of:=[.I8]/128" office:value-type="float" office:value="38746.7578125" calcext:value-type="float">
            <text:p>38746.7578125</text:p>
          </table:table-cell>
          <table:table-cell table:formula="of:=[.J8]/256" office:value-type="float" office:value="38639.4609375" calcext:value-type="float">
            <text:p>38639.4609375</text:p>
          </table:table-cell>
          <table:table-cell table:formula="of:=[.K8]/2560" office:value-type="float" office:value="37715.22421875" calcext:value-type="float">
            <text:p>37715.22421875</text:p>
          </table:table-cell>
          <table:table-cell table:formula="of:=[.L8]/25600" office:value-type="float" office:value="39741.918125" calcext:value-type="float">
            <text:p>39741.918125</text:p>
          </table:table-cell>
        </table:table-row>
        <table:table-row table:style-name="ro1">
          <table:table-cell office:value-type="string" calcext:value-type="string">
            <text:p>md-RIPEMD160-BC</text:p>
          </table:table-cell>
          <table:table-cell office:value-type="float" office:value="413163" calcext:value-type="float">
            <text:p>413163</text:p>
          </table:table-cell>
          <table:table-cell table:formula="of:=[.C9]/2" office:value-type="float" office:value="79179.5" calcext:value-type="float">
            <text:p>79179.5</text:p>
          </table:table-cell>
          <table:table-cell table:formula="of:=[.D9]/4" office:value-type="float" office:value="83238" calcext:value-type="float">
            <text:p>83238</text:p>
          </table:table-cell>
          <table:table-cell table:formula="of:=[.E9]/8" office:value-type="float" office:value="73090.875" calcext:value-type="float">
            <text:p>73090.875</text:p>
          </table:table-cell>
          <table:table-cell table:formula="of:=[.F9]/16" office:value-type="float" office:value="71750.3125" calcext:value-type="float">
            <text:p>71750.3125</text:p>
          </table:table-cell>
          <table:table-cell table:formula="of:=[.G9]/32" office:value-type="float" office:value="73010.65625" calcext:value-type="float">
            <text:p>73010.65625</text:p>
          </table:table-cell>
          <table:table-cell table:formula="of:=[.H9]/64" office:value-type="float" office:value="72511.375" calcext:value-type="float">
            <text:p>72511.375</text:p>
          </table:table-cell>
          <table:table-cell table:formula="of:=[.I9]/128" office:value-type="float" office:value="72419.984375" calcext:value-type="float">
            <text:p>72419.984375</text:p>
          </table:table-cell>
          <table:table-cell table:formula="of:=[.J9]/256" office:value-type="float" office:value="72309.5703125" calcext:value-type="float">
            <text:p>72309.5703125</text:p>
          </table:table-cell>
          <table:table-cell table:formula="of:=[.K9]/2560" office:value-type="float" office:value="72872.2296875" calcext:value-type="float">
            <text:p>72872.2296875</text:p>
          </table:table-cell>
          <table:table-cell table:formula="of:=[.L9]/25600" office:value-type="float" office:value="75997.94890625" calcext:value-type="float">
            <text:p>75997.94890625</text:p>
          </table:table-cell>
        </table:table-row>
        <table:table-row table:style-name="ro1">
          <table:table-cell office:value-type="string" calcext:value-type="string">
            <text:p>direct-RIPEMD160-BC</text:p>
          </table:table-cell>
          <table:table-cell office:value-type="float" office:value="79820" calcext:value-type="float">
            <text:p>79820</text:p>
          </table:table-cell>
          <table:table-cell table:formula="of:=[.C10]/2" office:value-type="float" office:value="74397" calcext:value-type="float">
            <text:p>74397</text:p>
          </table:table-cell>
          <table:table-cell table:formula="of:=[.D10]/4" office:value-type="float" office:value="73962.75" calcext:value-type="float">
            <text:p>73962.75</text:p>
          </table:table-cell>
          <table:table-cell table:formula="of:=[.E10]/8" office:value-type="float" office:value="75709.625" calcext:value-type="float">
            <text:p>75709.625</text:p>
          </table:table-cell>
          <table:table-cell table:formula="of:=[.F10]/16" office:value-type="float" office:value="74901.75" calcext:value-type="float">
            <text:p>74901.75</text:p>
          </table:table-cell>
          <table:table-cell table:formula="of:=[.G10]/32" office:value-type="float" office:value="74494.59375" calcext:value-type="float">
            <text:p>74494.59375</text:p>
          </table:table-cell>
          <table:table-cell table:formula="of:=[.H10]/64" office:value-type="float" office:value="74872.46875" calcext:value-type="float">
            <text:p>74872.46875</text:p>
          </table:table-cell>
          <table:table-cell table:formula="of:=[.I10]/128" office:value-type="float" office:value="74890.6171875" calcext:value-type="float">
            <text:p>74890.6171875</text:p>
          </table:table-cell>
          <table:table-cell table:formula="of:=[.J10]/256" office:value-type="float" office:value="76147.4453125" calcext:value-type="float">
            <text:p>76147.4453125</text:p>
          </table:table-cell>
          <table:table-cell table:formula="of:=[.K10]/2560" office:value-type="float" office:value="86108.07578125" calcext:value-type="float">
            <text:p>86108.07578125</text:p>
          </table:table-cell>
          <table:table-cell table:formula="of:=[.L10]/25600" office:value-type="float" office:value="75586.1838671875" calcext:value-type="float">
            <text:p>75586.1838671875</text:p>
          </table:table-cell>
        </table:table-row>
        <table:table-row table:style-name="ro1">
          <table:table-cell office:value-type="string" calcext:value-type="string">
            <text:p>md-RIPEMD256-BC</text:p>
          </table:table-cell>
          <table:table-cell office:value-type="float" office:value="244336" calcext:value-type="float">
            <text:p>244336</text:p>
          </table:table-cell>
          <table:table-cell table:formula="of:=[.C11]/2" office:value-type="float" office:value="86791" calcext:value-type="float">
            <text:p>86791</text:p>
          </table:table-cell>
          <table:table-cell table:formula="of:=[.D11]/4" office:value-type="float" office:value="46614" calcext:value-type="float">
            <text:p>46614</text:p>
          </table:table-cell>
          <table:table-cell table:formula="of:=[.E11]/8" office:value-type="float" office:value="29500.5" calcext:value-type="float">
            <text:p>29500.5</text:p>
          </table:table-cell>
          <table:table-cell table:formula="of:=[.F11]/16" office:value-type="float" office:value="28164.4375" calcext:value-type="float">
            <text:p>28164.4375</text:p>
          </table:table-cell>
          <table:table-cell table:formula="of:=[.G11]/32" office:value-type="float" office:value="27699.125" calcext:value-type="float">
            <text:p>27699.125</text:p>
          </table:table-cell>
          <table:table-cell table:formula="of:=[.H11]/64" office:value-type="float" office:value="26916.609375" calcext:value-type="float">
            <text:p>26916.609375</text:p>
          </table:table-cell>
          <table:table-cell table:formula="of:=[.I11]/128" office:value-type="float" office:value="26816.4296875" calcext:value-type="float">
            <text:p>26816.4296875</text:p>
          </table:table-cell>
          <table:table-cell table:formula="of:=[.J11]/256" office:value-type="float" office:value="28676" calcext:value-type="float">
            <text:p>28676</text:p>
          </table:table-cell>
          <table:table-cell table:formula="of:=[.K11]/2560" office:value-type="float" office:value="28532.352734375" calcext:value-type="float">
            <text:p>28532.352734375</text:p>
          </table:table-cell>
          <table:table-cell table:formula="of:=[.L11]/25600" office:value-type="float" office:value="21877.6305078125" calcext:value-type="float">
            <text:p>21877.6305078125</text:p>
          </table:table-cell>
        </table:table-row>
        <table:table-row table:style-name="ro1">
          <table:table-cell office:value-type="string" calcext:value-type="string">
            <text:p>direct-RIPEMD256-BC</text:p>
          </table:table-cell>
          <table:table-cell office:value-type="float" office:value="21921" calcext:value-type="float">
            <text:p>21921</text:p>
          </table:table-cell>
          <table:table-cell table:formula="of:=[.C12]/2" office:value-type="float" office:value="18198.5" calcext:value-type="float">
            <text:p>18198.5</text:p>
          </table:table-cell>
          <table:table-cell table:formula="of:=[.D12]/4" office:value-type="float" office:value="18221.25" calcext:value-type="float">
            <text:p>18221.25</text:p>
          </table:table-cell>
          <table:table-cell table:formula="of:=[.E12]/8" office:value-type="float" office:value="17767" calcext:value-type="float">
            <text:p>17767</text:p>
          </table:table-cell>
          <table:table-cell table:formula="of:=[.F12]/16" office:value-type="float" office:value="18022.625" calcext:value-type="float">
            <text:p>18022.625</text:p>
          </table:table-cell>
          <table:table-cell table:formula="of:=[.G12]/32" office:value-type="float" office:value="17545.65625" calcext:value-type="float">
            <text:p>17545.65625</text:p>
          </table:table-cell>
          <table:table-cell table:formula="of:=[.H12]/64" office:value-type="float" office:value="17460.1875" calcext:value-type="float">
            <text:p>17460.1875</text:p>
          </table:table-cell>
          <table:table-cell table:formula="of:=[.I12]/128" office:value-type="float" office:value="16849.4140625" calcext:value-type="float">
            <text:p>16849.4140625</text:p>
          </table:table-cell>
          <table:table-cell table:formula="of:=[.J12]/256" office:value-type="float" office:value="15699.19921875" calcext:value-type="float">
            <text:p>15699.19921875</text:p>
          </table:table-cell>
          <table:table-cell table:formula="of:=[.K12]/2560" office:value-type="float" office:value="15419.965234375" calcext:value-type="float">
            <text:p>15419.965234375</text:p>
          </table:table-cell>
          <table:table-cell table:formula="of:=[.L12]/25600" office:value-type="float" office:value="15428.8156640625" calcext:value-type="float">
            <text:p>15428.8156640625</text:p>
          </table:table-cell>
        </table:table-row>
        <table:table-row table:style-name="ro1">
          <table:table-cell office:value-type="string" calcext:value-type="string">
            <text:p>md-BLAKE2b-256-BC</text:p>
          </table:table-cell>
          <table:table-cell office:value-type="float" office:value="82297" calcext:value-type="float">
            <text:p>82297</text:p>
          </table:table-cell>
          <table:table-cell table:formula="of:=[.C13]/2" office:value-type="float" office:value="43513" calcext:value-type="float">
            <text:p>43513</text:p>
          </table:table-cell>
          <table:table-cell table:formula="of:=[.D13]/4" office:value-type="float" office:value="42873" calcext:value-type="float">
            <text:p>42873</text:p>
          </table:table-cell>
          <table:table-cell table:formula="of:=[.E13]/8" office:value-type="float" office:value="25271.25" calcext:value-type="float">
            <text:p>25271.25</text:p>
          </table:table-cell>
          <table:table-cell table:formula="of:=[.F13]/16" office:value-type="float" office:value="16903.75" calcext:value-type="float">
            <text:p>16903.75</text:p>
          </table:table-cell>
          <table:table-cell table:formula="of:=[.G13]/32" office:value-type="float" office:value="16485.1875" calcext:value-type="float">
            <text:p>16485.1875</text:p>
          </table:table-cell>
          <table:table-cell table:formula="of:=[.H13]/64" office:value-type="float" office:value="16504.125" calcext:value-type="float">
            <text:p>16504.125</text:p>
          </table:table-cell>
          <table:table-cell table:formula="of:=[.I13]/128" office:value-type="float" office:value="16713.4765625" calcext:value-type="float">
            <text:p>16713.4765625</text:p>
          </table:table-cell>
          <table:table-cell table:formula="of:=[.J13]/256" office:value-type="float" office:value="17019.21875" calcext:value-type="float">
            <text:p>17019.21875</text:p>
          </table:table-cell>
          <table:table-cell table:formula="of:=[.K13]/2560" office:value-type="float" office:value="16097.8859375" calcext:value-type="float">
            <text:p>16097.8859375</text:p>
          </table:table-cell>
          <table:table-cell table:formula="of:=[.L13]/25600" office:value-type="float" office:value="15702.0694140625" calcext:value-type="float">
            <text:p>15702.0694140625</text:p>
          </table:table-cell>
        </table:table-row>
        <table:table-row table:style-name="ro1">
          <table:table-cell office:value-type="string" calcext:value-type="string">
            <text:p>direct-blake2b-256-BC</text:p>
          </table:table-cell>
          <table:table-cell office:value-type="float" office:value="18208" calcext:value-type="float">
            <text:p>18208</text:p>
          </table:table-cell>
          <table:table-cell table:formula="of:=[.C14]/2" office:value-type="float" office:value="16919" calcext:value-type="float">
            <text:p>16919</text:p>
          </table:table-cell>
          <table:table-cell table:formula="of:=[.D14]/4" office:value-type="float" office:value="16635" calcext:value-type="float">
            <text:p>16635</text:p>
          </table:table-cell>
          <table:table-cell table:formula="of:=[.E14]/8" office:value-type="float" office:value="15943.5" calcext:value-type="float">
            <text:p>15943.5</text:p>
          </table:table-cell>
          <table:table-cell table:formula="of:=[.F14]/16" office:value-type="float" office:value="15942.625" calcext:value-type="float">
            <text:p>15942.625</text:p>
          </table:table-cell>
          <table:table-cell table:formula="of:=[.G14]/32" office:value-type="float" office:value="16278.75" calcext:value-type="float">
            <text:p>16278.75</text:p>
          </table:table-cell>
          <table:table-cell table:formula="of:=[.H14]/64" office:value-type="float" office:value="15852.359375" calcext:value-type="float">
            <text:p>15852.359375</text:p>
          </table:table-cell>
          <table:table-cell table:formula="of:=[.I14]/128" office:value-type="float" office:value="16021.8984375" calcext:value-type="float">
            <text:p>16021.8984375</text:p>
          </table:table-cell>
          <table:table-cell table:formula="of:=[.J14]/256" office:value-type="float" office:value="15715.80859375" calcext:value-type="float">
            <text:p>15715.80859375</text:p>
          </table:table-cell>
          <table:table-cell table:formula="of:=[.K14]/2560" office:value-type="float" office:value="15536.010546875" calcext:value-type="float">
            <text:p>15536.010546875</text:p>
          </table:table-cell>
          <table:table-cell table:formula="of:=[.L14]/25600" office:value-type="float" office:value="19784.856875" calcext:value-type="float">
            <text:p>19784.85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3:03:28.259537674</meta:creation-date>
    <dc:date>2018-11-01T23:43:42.478452401</dc:date>
    <meta:editing-duration>PT19M58S</meta:editing-duration>
    <meta:editing-cycles>3</meta:editing-cycles>
    <meta:generator>LibreOffice/6.1.0.3$MacOSX_X86_64 LibreOffice_project/efb621ed25068d70781dc026f7e9c5187a4decd1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9933ff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9.783cm" svg:height="12.287cm" xlink:href=".." xlink:type="simple" chart:class="chart:bar" chart:style-name="ch1">
        <chart:title svg:x="10.698cm" svg:y="0.38cm" chart:style-name="ch2">
          <text:p>Hash stream on disk files (16 KB buffer)</text:p>
        </chart:title>
        <chart:subtitle svg:x="12.662cm" svg:y="1.411cm" chart:style-name="ch3">
          <text:p>Average of 100 iterations</text:p>
        </chart:subtitle>
        <chart:legend chart:legend-position="end" svg:x="23.717cm" svg:y="2.882cm" style:legend-expansion="high" chart:style-name="ch4"/>
        <chart:plot-area chart:style-name="ch5" table:cell-range-address="Sheet1.A18:Sheet1.L31" chart:data-source-has-labels="both" svg:x="1.605cm" svg:y="2.327cm" svg:width="21.517cm" svg:height="8.735cm">
          <chartooo:coordinate-region svg:x="2.964cm" svg:y="2.524cm" svg:width="20.158cm" svg:height="7.895cm"/>
          <chart:axis chart:dimension="x" chart:name="primary-x" chart:style-name="ch6" chartooo:axis-type="auto">
            <chartooo:date-scale/>
            <chart:title svg:x="11.705cm" svg:y="11.308cm" chart:style-name="ch7">
              <text:p>File size</text:p>
            </chart:title>
            <chart:categories table:cell-range-address="Sheet1.B18:Sheet1.L18"/>
          </chart:axis>
          <chart:axis chart:dimension="y" chart:name="primary-y" chart:style-name="ch8">
            <chart:title svg:x="0.451cm" svg:y="7.894cm" chart:style-name="ch9">
              <text:p>Time (ns / 4KB)</text:p>
            </chart:title>
            <chart:grid chart:style-name="ch10" chart:class="major"/>
          </chart:axis>
          <chart:series chart:style-name="ch11" chart:values-cell-range-address="Sheet1.B19:Sheet1.L19" chart:label-cell-address="Sheet1.A19:Sheet1.A19" chart:class="chart:bar">
            <chart:data-point chart:repeated="11"/>
          </chart:series>
          <chart:series chart:style-name="ch12" chart:values-cell-range-address="Sheet1.B20:Sheet1.L20" chart:label-cell-address="Sheet1.A20:Sheet1.A20" chart:class="chart:bar">
            <chart:data-point chart:repeated="11"/>
          </chart:series>
          <chart:series chart:style-name="ch13" chart:values-cell-range-address="Sheet1.B21:Sheet1.L21" chart:label-cell-address="Sheet1.A21:Sheet1.A21" chart:class="chart:bar">
            <chart:data-point chart:repeated="11"/>
          </chart:series>
          <chart:series chart:style-name="ch14" chart:values-cell-range-address="Sheet1.B22:Sheet1.L22" chart:label-cell-address="Sheet1.A22:Sheet1.A22" chart:class="chart:bar">
            <chart:data-point chart:repeated="11"/>
          </chart:series>
          <chart:series chart:style-name="ch15" chart:values-cell-range-address="Sheet1.B23:Sheet1.L23" chart:label-cell-address="Sheet1.A23:Sheet1.A23" chart:class="chart:bar">
            <chart:data-point chart:repeated="11"/>
          </chart:series>
          <chart:series chart:style-name="ch16" chart:values-cell-range-address="Sheet1.B24:Sheet1.L24" chart:label-cell-address="Sheet1.A24:Sheet1.A24" chart:class="chart:bar">
            <chart:data-point chart:repeated="11"/>
          </chart:series>
          <chart:series chart:style-name="ch17" chart:values-cell-range-address="Sheet1.B25:Sheet1.L25" chart:label-cell-address="Sheet1.A25:Sheet1.A25" chart:class="chart:bar">
            <chart:data-point chart:repeated="11"/>
          </chart:series>
          <chart:series chart:style-name="ch18" chart:values-cell-range-address="Sheet1.B26:Sheet1.L26" chart:label-cell-address="Sheet1.A26:Sheet1.A26" chart:class="chart:bar">
            <chart:data-point chart:repeated="11"/>
          </chart:series>
          <chart:series chart:style-name="ch19" chart:values-cell-range-address="Sheet1.B27:Sheet1.L27" chart:label-cell-address="Sheet1.A27:Sheet1.A27" chart:class="chart:bar">
            <chart:data-point chart:repeated="11"/>
          </chart:series>
          <chart:series chart:style-name="ch20" chart:values-cell-range-address="Sheet1.B28:Sheet1.L28" chart:label-cell-address="Sheet1.A28:Sheet1.A28" chart:class="chart:bar">
            <chart:data-point chart:repeated="11"/>
          </chart:series>
          <chart:series chart:style-name="ch21" chart:values-cell-range-address="Sheet1.B29:Sheet1.L29" chart:label-cell-address="Sheet1.A29:Sheet1.A29" chart:class="chart:bar">
            <chart:data-point chart:repeated="11"/>
          </chart:series>
          <chart:series chart:style-name="ch22" chart:values-cell-range-address="Sheet1.B30:Sheet1.L30" chart:label-cell-address="Sheet1.A30:Sheet1.A30" chart:class="chart:bar">
            <chart:data-point chart:repeated="11"/>
          </chart:series>
          <chart:series chart:style-name="ch23" chart:values-cell-range-address="Sheet1.B31:Sheet1.L31" chart:label-cell-address="Sheet1.A31:Sheet1.A31" chart:class="chart:bar">
            <chart:data-point chart:repeated="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KB</text:p>
                <draw:g>
                  <svg:desc>Sheet1.B18:Sheet1.L18</svg:desc>
                </draw:g>
              </table:table-cell>
              <table:table-cell office:value-type="string">
                <text:p>8 KB</text:p>
              </table:table-cell>
              <table:table-cell office:value-type="string">
                <text:p>16 KB</text:p>
              </table:table-cell>
              <table:table-cell office:value-type="string">
                <text:p>32 KB</text:p>
              </table:table-cell>
              <table:table-cell office:value-type="string">
                <text:p>64 KB</text:p>
              </table:table-cell>
              <table:table-cell office:value-type="string">
                <text:p>128 KB</text:p>
              </table:table-cell>
              <table:table-cell office:value-type="string">
                <text:p>256 KB</text:p>
              </table:table-cell>
              <table:table-cell office:value-type="string">
                <text:p>512 KB</text:p>
              </table:table-cell>
              <table:table-cell office:value-type="string">
                <text:p>1 MB</text:p>
              </table:table-cell>
              <table:table-cell office:value-type="string">
                <text:p>10 MB</text:p>
              </table:table-cell>
              <table:table-cell office:value-type="string">
                <text:p>100 MB</text:p>
              </table:table-cell>
            </table:table-row>
          </table:table-header-rows>
          <table:table-rows>
            <table:table-row>
              <table:table-cell office:value-type="string">
                <text:p>md-sha-256-SUN</text:p>
                <draw:g>
                  <svg:desc>Sheet1.A19:Sheet1.A19</svg:desc>
                </draw:g>
              </table:table-cell>
              <table:table-cell office:value-type="float" office:value="37718">
                <text:p>37718</text:p>
                <draw:g>
                  <svg:desc>Sheet1.B19:Sheet1.L19</svg:desc>
                </draw:g>
              </table:table-cell>
              <table:table-cell office:value-type="float" office:value="33877.5">
                <text:p>33877.5</text:p>
              </table:table-cell>
              <table:table-cell office:value-type="float" office:value="32760">
                <text:p>32760</text:p>
              </table:table-cell>
              <table:table-cell office:value-type="float" office:value="32058.75">
                <text:p>32058.75</text:p>
              </table:table-cell>
              <table:table-cell office:value-type="float" office:value="31681">
                <text:p>31681</text:p>
              </table:table-cell>
              <table:table-cell office:value-type="float" office:value="31828.40625">
                <text:p>31828.40625</text:p>
              </table:table-cell>
              <table:table-cell office:value-type="float" office:value="30562.28125">
                <text:p>30562.28125</text:p>
              </table:table-cell>
              <table:table-cell office:value-type="float" office:value="30808.296875">
                <text:p>30808.296875</text:p>
              </table:table-cell>
              <table:table-cell office:value-type="float" office:value="30685.546875">
                <text:p>30685.546875</text:p>
              </table:table-cell>
              <table:table-cell office:value-type="float" office:value="29380.841015625">
                <text:p>29380.841015625</text:p>
              </table:table-cell>
              <table:table-cell office:value-type="float" office:value="26417.2690625">
                <text:p>26417.2690625</text:p>
              </table:table-cell>
            </table:table-row>
            <table:table-row>
              <table:table-cell office:value-type="string">
                <text:p>md-sha-256-GNU-CRYPTO</text:p>
                <draw:g>
                  <svg:desc>Sheet1.A20:Sheet1.A20</svg:desc>
                </draw:g>
              </table:table-cell>
              <table:table-cell office:value-type="float" office:value="136628">
                <text:p>136628</text:p>
                <draw:g>
                  <svg:desc>Sheet1.B20:Sheet1.L20</svg:desc>
                </draw:g>
              </table:table-cell>
              <table:table-cell office:value-type="float" office:value="75667.5">
                <text:p>75667.5</text:p>
              </table:table-cell>
              <table:table-cell office:value-type="float" office:value="36830.5">
                <text:p>36830.5</text:p>
              </table:table-cell>
              <table:table-cell office:value-type="float" office:value="35006.5">
                <text:p>35006.5</text:p>
              </table:table-cell>
              <table:table-cell office:value-type="float" office:value="34576.5625">
                <text:p>34576.5625</text:p>
              </table:table-cell>
              <table:table-cell office:value-type="float" office:value="35105.75">
                <text:p>35105.75</text:p>
              </table:table-cell>
              <table:table-cell office:value-type="float" office:value="33944.046875">
                <text:p>33944.046875</text:p>
              </table:table-cell>
              <table:table-cell office:value-type="float" office:value="33686.5">
                <text:p>33686.5</text:p>
              </table:table-cell>
              <table:table-cell office:value-type="float" office:value="33015.01953125">
                <text:p>33015.01953125</text:p>
              </table:table-cell>
              <table:table-cell office:value-type="float" office:value="32511.41796875">
                <text:p>32511.41796875</text:p>
              </table:table-cell>
              <table:table-cell office:value-type="float" office:value="30192.73875">
                <text:p>30192.73875</text:p>
              </table:table-cell>
            </table:table-row>
            <table:table-row>
              <table:table-cell office:value-type="string">
                <text:p>direct-sha-256-GNU-CRYPTO</text:p>
                <draw:g>
                  <svg:desc>Sheet1.A21:Sheet1.A21</svg:desc>
                </draw:g>
              </table:table-cell>
              <table:table-cell office:value-type="float" office:value="29670">
                <text:p>29670</text:p>
                <draw:g>
                  <svg:desc>Sheet1.B21:Sheet1.L21</svg:desc>
                </draw:g>
              </table:table-cell>
              <table:table-cell office:value-type="float" office:value="28493.5">
                <text:p>28493.5</text:p>
              </table:table-cell>
              <table:table-cell office:value-type="float" office:value="28164.5">
                <text:p>28164.5</text:p>
              </table:table-cell>
              <table:table-cell office:value-type="float" office:value="28462">
                <text:p>28462</text:p>
              </table:table-cell>
              <table:table-cell office:value-type="float" office:value="28028.4375">
                <text:p>28028.4375</text:p>
              </table:table-cell>
              <table:table-cell office:value-type="float" office:value="27905.84375">
                <text:p>27905.84375</text:p>
              </table:table-cell>
              <table:table-cell office:value-type="float" office:value="27849.3125">
                <text:p>27849.3125</text:p>
              </table:table-cell>
              <table:table-cell office:value-type="float" office:value="28056.2578125">
                <text:p>28056.2578125</text:p>
              </table:table-cell>
              <table:table-cell office:value-type="float" office:value="27928.7109375">
                <text:p>27928.7109375</text:p>
              </table:table-cell>
              <table:table-cell office:value-type="float" office:value="27774.1484375">
                <text:p>27774.1484375</text:p>
              </table:table-cell>
              <table:table-cell office:value-type="float" office:value="27041.033046875">
                <text:p>27041.033046875</text:p>
              </table:table-cell>
            </table:table-row>
            <table:table-row>
              <table:table-cell office:value-type="string">
                <text:p>md-SHA-256-BC</text:p>
                <draw:g>
                  <svg:desc>Sheet1.A22:Sheet1.A22</svg:desc>
                </draw:g>
              </table:table-cell>
              <table:table-cell office:value-type="float" office:value="216287">
                <text:p>216287</text:p>
                <draw:g>
                  <svg:desc>Sheet1.B22:Sheet1.L22</svg:desc>
                </draw:g>
              </table:table-cell>
              <table:table-cell office:value-type="float" office:value="95821.5">
                <text:p>95821.5</text:p>
              </table:table-cell>
              <table:table-cell office:value-type="float" office:value="37180.75">
                <text:p>37180.75</text:p>
              </table:table-cell>
              <table:table-cell office:value-type="float" office:value="36816.375">
                <text:p>36816.375</text:p>
              </table:table-cell>
              <table:table-cell office:value-type="float" office:value="36296.4375">
                <text:p>36296.4375</text:p>
              </table:table-cell>
              <table:table-cell office:value-type="float" office:value="36586.65625">
                <text:p>36586.65625</text:p>
              </table:table-cell>
              <table:table-cell office:value-type="float" office:value="36036.640625">
                <text:p>36036.640625</text:p>
              </table:table-cell>
              <table:table-cell office:value-type="float" office:value="36692.3046875">
                <text:p>36692.3046875</text:p>
              </table:table-cell>
              <table:table-cell office:value-type="float" office:value="36679.34375">
                <text:p>36679.34375</text:p>
              </table:table-cell>
              <table:table-cell office:value-type="float" office:value="31846.0953125">
                <text:p>31846.0953125</text:p>
              </table:table-cell>
              <table:table-cell office:value-type="float" office:value="28962.442578125">
                <text:p>28962.442578125</text:p>
              </table:table-cell>
            </table:table-row>
            <table:table-row>
              <table:table-cell office:value-type="string">
                <text:p>direct-sha256-BC</text:p>
                <draw:g>
                  <svg:desc>Sheet1.A23:Sheet1.A23</svg:desc>
                </draw:g>
              </table:table-cell>
              <table:table-cell office:value-type="float" office:value="34924">
                <text:p>34924</text:p>
                <draw:g>
                  <svg:desc>Sheet1.B23:Sheet1.L23</svg:desc>
                </draw:g>
              </table:table-cell>
              <table:table-cell office:value-type="float" office:value="33238">
                <text:p>33238</text:p>
              </table:table-cell>
              <table:table-cell office:value-type="float" office:value="33509">
                <text:p>33509</text:p>
              </table:table-cell>
              <table:table-cell office:value-type="float" office:value="32255.75">
                <text:p>32255.75</text:p>
              </table:table-cell>
              <table:table-cell office:value-type="float" office:value="32050.1875">
                <text:p>32050.1875</text:p>
              </table:table-cell>
              <table:table-cell office:value-type="float" office:value="32191.34375">
                <text:p>32191.34375</text:p>
              </table:table-cell>
              <table:table-cell office:value-type="float" office:value="31845.40625">
                <text:p>31845.40625</text:p>
              </table:table-cell>
              <table:table-cell office:value-type="float" office:value="32056.8203125">
                <text:p>32056.8203125</text:p>
              </table:table-cell>
              <table:table-cell office:value-type="float" office:value="31405.98046875">
                <text:p>31405.98046875</text:p>
              </table:table-cell>
              <table:table-cell office:value-type="float" office:value="28763.77421875">
                <text:p>28763.77421875</text:p>
              </table:table-cell>
              <table:table-cell office:value-type="float" office:value="26203.8233203125">
                <text:p>26203.8233203125</text:p>
              </table:table-cell>
            </table:table-row>
            <table:table-row>
              <table:table-cell office:value-type="string">
                <text:p>md-RIPEMD160-GNU-CRYPTO</text:p>
                <draw:g>
                  <svg:desc>Sheet1.A24:Sheet1.A24</svg:desc>
                </draw:g>
              </table:table-cell>
              <table:table-cell office:value-type="float" office:value="89402">
                <text:p>89402</text:p>
                <draw:g>
                  <svg:desc>Sheet1.B24:Sheet1.L24</svg:desc>
                </draw:g>
              </table:table-cell>
              <table:table-cell office:value-type="float" office:value="60586">
                <text:p>60586</text:p>
              </table:table-cell>
              <table:table-cell office:value-type="float" office:value="56552.5">
                <text:p>56552.5</text:p>
              </table:table-cell>
              <table:table-cell office:value-type="float" office:value="59172.375">
                <text:p>59172.375</text:p>
              </table:table-cell>
              <table:table-cell office:value-type="float" office:value="35253.625">
                <text:p>35253.625</text:p>
              </table:table-cell>
              <table:table-cell office:value-type="float" office:value="35561.5625">
                <text:p>35561.5625</text:p>
              </table:table-cell>
              <table:table-cell office:value-type="float" office:value="35419">
                <text:p>35419</text:p>
              </table:table-cell>
              <table:table-cell office:value-type="float" office:value="35301.578125">
                <text:p>35301.578125</text:p>
              </table:table-cell>
              <table:table-cell office:value-type="float" office:value="36242.91796875">
                <text:p>36242.91796875</text:p>
              </table:table-cell>
              <table:table-cell office:value-type="float" office:value="37408.8578125">
                <text:p>37408.8578125</text:p>
              </table:table-cell>
              <table:table-cell office:value-type="float" office:value="39810.5771875">
                <text:p>39810.5771875</text:p>
              </table:table-cell>
            </table:table-row>
            <table:table-row>
              <table:table-cell office:value-type="string">
                <text:p>direct-RIPEMD160-GNU-CRYPTO</text:p>
                <draw:g>
                  <svg:desc>Sheet1.A25:Sheet1.A25</svg:desc>
                </draw:g>
              </table:table-cell>
              <table:table-cell office:value-type="float" office:value="44048">
                <text:p>44048</text:p>
                <draw:g>
                  <svg:desc>Sheet1.B25:Sheet1.L25</svg:desc>
                </draw:g>
              </table:table-cell>
              <table:table-cell office:value-type="float" office:value="40889.5">
                <text:p>40889.5</text:p>
              </table:table-cell>
              <table:table-cell office:value-type="float" office:value="40146.25">
                <text:p>40146.25</text:p>
              </table:table-cell>
              <table:table-cell office:value-type="float" office:value="39930.75">
                <text:p>39930.75</text:p>
              </table:table-cell>
              <table:table-cell office:value-type="float" office:value="39603.25">
                <text:p>39603.25</text:p>
              </table:table-cell>
              <table:table-cell office:value-type="float" office:value="40012.625">
                <text:p>40012.625</text:p>
              </table:table-cell>
              <table:table-cell office:value-type="float" office:value="38889.25">
                <text:p>38889.25</text:p>
              </table:table-cell>
              <table:table-cell office:value-type="float" office:value="38746.7578125">
                <text:p>38746.7578125</text:p>
              </table:table-cell>
              <table:table-cell office:value-type="float" office:value="38639.4609375">
                <text:p>38639.4609375</text:p>
              </table:table-cell>
              <table:table-cell office:value-type="float" office:value="37715.22421875">
                <text:p>37715.22421875</text:p>
              </table:table-cell>
              <table:table-cell office:value-type="float" office:value="39741.918125">
                <text:p>39741.918125</text:p>
              </table:table-cell>
            </table:table-row>
            <table:table-row>
              <table:table-cell office:value-type="string">
                <text:p>md-RIPEMD160-BC</text:p>
                <draw:g>
                  <svg:desc>Sheet1.A26:Sheet1.A26</svg:desc>
                </draw:g>
              </table:table-cell>
              <table:table-cell office:value-type="float" office:value="413163">
                <text:p>413163</text:p>
                <draw:g>
                  <svg:desc>Sheet1.B26:Sheet1.L26</svg:desc>
                </draw:g>
              </table:table-cell>
              <table:table-cell office:value-type="float" office:value="79179.5">
                <text:p>79179.5</text:p>
              </table:table-cell>
              <table:table-cell office:value-type="float" office:value="83238">
                <text:p>83238</text:p>
              </table:table-cell>
              <table:table-cell office:value-type="float" office:value="73090.875">
                <text:p>73090.875</text:p>
              </table:table-cell>
              <table:table-cell office:value-type="float" office:value="71750.3125">
                <text:p>71750.3125</text:p>
              </table:table-cell>
              <table:table-cell office:value-type="float" office:value="73010.65625">
                <text:p>73010.65625</text:p>
              </table:table-cell>
              <table:table-cell office:value-type="float" office:value="72511.375">
                <text:p>72511.375</text:p>
              </table:table-cell>
              <table:table-cell office:value-type="float" office:value="72419.984375">
                <text:p>72419.984375</text:p>
              </table:table-cell>
              <table:table-cell office:value-type="float" office:value="72309.5703125">
                <text:p>72309.5703125</text:p>
              </table:table-cell>
              <table:table-cell office:value-type="float" office:value="72872.2296875">
                <text:p>72872.2296875</text:p>
              </table:table-cell>
              <table:table-cell office:value-type="float" office:value="75997.94890625">
                <text:p>75997.94890625</text:p>
              </table:table-cell>
            </table:table-row>
            <table:table-row>
              <table:table-cell office:value-type="string">
                <text:p>direct-RIPEMD160-BC</text:p>
                <draw:g>
                  <svg:desc>Sheet1.A27:Sheet1.A27</svg:desc>
                </draw:g>
              </table:table-cell>
              <table:table-cell office:value-type="float" office:value="79820">
                <text:p>79820</text:p>
                <draw:g>
                  <svg:desc>Sheet1.B27:Sheet1.L27</svg:desc>
                </draw:g>
              </table:table-cell>
              <table:table-cell office:value-type="float" office:value="74397">
                <text:p>74397</text:p>
              </table:table-cell>
              <table:table-cell office:value-type="float" office:value="73962.75">
                <text:p>73962.75</text:p>
              </table:table-cell>
              <table:table-cell office:value-type="float" office:value="75709.625">
                <text:p>75709.625</text:p>
              </table:table-cell>
              <table:table-cell office:value-type="float" office:value="74901.75">
                <text:p>74901.75</text:p>
              </table:table-cell>
              <table:table-cell office:value-type="float" office:value="74494.59375">
                <text:p>74494.59375</text:p>
              </table:table-cell>
              <table:table-cell office:value-type="float" office:value="74872.46875">
                <text:p>74872.46875</text:p>
              </table:table-cell>
              <table:table-cell office:value-type="float" office:value="74890.6171875">
                <text:p>74890.6171875</text:p>
              </table:table-cell>
              <table:table-cell office:value-type="float" office:value="76147.4453125">
                <text:p>76147.4453125</text:p>
              </table:table-cell>
              <table:table-cell office:value-type="float" office:value="86108.07578125">
                <text:p>86108.07578125</text:p>
              </table:table-cell>
              <table:table-cell office:value-type="float" office:value="75586.1838671875">
                <text:p>75586.1838671875</text:p>
              </table:table-cell>
            </table:table-row>
            <table:table-row>
              <table:table-cell office:value-type="string">
                <text:p>md-RIPEMD256-BC</text:p>
                <draw:g>
                  <svg:desc>Sheet1.A28:Sheet1.A28</svg:desc>
                </draw:g>
              </table:table-cell>
              <table:table-cell office:value-type="float" office:value="244336">
                <text:p>244336</text:p>
                <draw:g>
                  <svg:desc>Sheet1.B28:Sheet1.L28</svg:desc>
                </draw:g>
              </table:table-cell>
              <table:table-cell office:value-type="float" office:value="86791">
                <text:p>86791</text:p>
              </table:table-cell>
              <table:table-cell office:value-type="float" office:value="46614">
                <text:p>46614</text:p>
              </table:table-cell>
              <table:table-cell office:value-type="float" office:value="29500.5">
                <text:p>29500.5</text:p>
              </table:table-cell>
              <table:table-cell office:value-type="float" office:value="28164.4375">
                <text:p>28164.4375</text:p>
              </table:table-cell>
              <table:table-cell office:value-type="float" office:value="27699.125">
                <text:p>27699.125</text:p>
              </table:table-cell>
              <table:table-cell office:value-type="float" office:value="26916.609375">
                <text:p>26916.609375</text:p>
              </table:table-cell>
              <table:table-cell office:value-type="float" office:value="26816.4296875">
                <text:p>26816.4296875</text:p>
              </table:table-cell>
              <table:table-cell office:value-type="float" office:value="28676">
                <text:p>28676</text:p>
              </table:table-cell>
              <table:table-cell office:value-type="float" office:value="28532.352734375">
                <text:p>28532.352734375</text:p>
              </table:table-cell>
              <table:table-cell office:value-type="float" office:value="21877.6305078125">
                <text:p>21877.6305078125</text:p>
              </table:table-cell>
            </table:table-row>
            <table:table-row>
              <table:table-cell office:value-type="string">
                <text:p>direct-RIPEMD256-BC</text:p>
                <draw:g>
                  <svg:desc>Sheet1.A29:Sheet1.A29</svg:desc>
                </draw:g>
              </table:table-cell>
              <table:table-cell office:value-type="float" office:value="21921">
                <text:p>21921</text:p>
                <draw:g>
                  <svg:desc>Sheet1.B29:Sheet1.L29</svg:desc>
                </draw:g>
              </table:table-cell>
              <table:table-cell office:value-type="float" office:value="18198.5">
                <text:p>18198.5</text:p>
              </table:table-cell>
              <table:table-cell office:value-type="float" office:value="18221.25">
                <text:p>18221.25</text:p>
              </table:table-cell>
              <table:table-cell office:value-type="float" office:value="17767">
                <text:p>17767</text:p>
              </table:table-cell>
              <table:table-cell office:value-type="float" office:value="18022.625">
                <text:p>18022.625</text:p>
              </table:table-cell>
              <table:table-cell office:value-type="float" office:value="17545.65625">
                <text:p>17545.65625</text:p>
              </table:table-cell>
              <table:table-cell office:value-type="float" office:value="17460.1875">
                <text:p>17460.1875</text:p>
              </table:table-cell>
              <table:table-cell office:value-type="float" office:value="16849.4140625">
                <text:p>16849.4140625</text:p>
              </table:table-cell>
              <table:table-cell office:value-type="float" office:value="15699.19921875">
                <text:p>15699.19921875</text:p>
              </table:table-cell>
              <table:table-cell office:value-type="float" office:value="15419.965234375">
                <text:p>15419.965234375</text:p>
              </table:table-cell>
              <table:table-cell office:value-type="float" office:value="15428.8156640625">
                <text:p>15428.8156640625</text:p>
              </table:table-cell>
            </table:table-row>
            <table:table-row>
              <table:table-cell office:value-type="string">
                <text:p>md-BLAKE2b-256-BC</text:p>
                <draw:g>
                  <svg:desc>Sheet1.A30:Sheet1.A30</svg:desc>
                </draw:g>
              </table:table-cell>
              <table:table-cell office:value-type="float" office:value="82297">
                <text:p>82297</text:p>
                <draw:g>
                  <svg:desc>Sheet1.B30:Sheet1.L30</svg:desc>
                </draw:g>
              </table:table-cell>
              <table:table-cell office:value-type="float" office:value="43513">
                <text:p>43513</text:p>
              </table:table-cell>
              <table:table-cell office:value-type="float" office:value="42873">
                <text:p>42873</text:p>
              </table:table-cell>
              <table:table-cell office:value-type="float" office:value="25271.25">
                <text:p>25271.25</text:p>
              </table:table-cell>
              <table:table-cell office:value-type="float" office:value="16903.75">
                <text:p>16903.75</text:p>
              </table:table-cell>
              <table:table-cell office:value-type="float" office:value="16485.1875">
                <text:p>16485.1875</text:p>
              </table:table-cell>
              <table:table-cell office:value-type="float" office:value="16504.125">
                <text:p>16504.125</text:p>
              </table:table-cell>
              <table:table-cell office:value-type="float" office:value="16713.4765625">
                <text:p>16713.4765625</text:p>
              </table:table-cell>
              <table:table-cell office:value-type="float" office:value="17019.21875">
                <text:p>17019.21875</text:p>
              </table:table-cell>
              <table:table-cell office:value-type="float" office:value="16097.8859375">
                <text:p>16097.8859375</text:p>
              </table:table-cell>
              <table:table-cell office:value-type="float" office:value="15702.0694140625">
                <text:p>15702.0694140625</text:p>
              </table:table-cell>
            </table:table-row>
            <table:table-row>
              <table:table-cell office:value-type="string">
                <text:p>direct-blake2b-256-BC</text:p>
                <draw:g>
                  <svg:desc>Sheet1.A31:Sheet1.A31</svg:desc>
                </draw:g>
              </table:table-cell>
              <table:table-cell office:value-type="float" office:value="18208">
                <text:p>18208</text:p>
                <draw:g>
                  <svg:desc>Sheet1.B31:Sheet1.L31</svg:desc>
                </draw:g>
              </table:table-cell>
              <table:table-cell office:value-type="float" office:value="16919">
                <text:p>16919</text:p>
              </table:table-cell>
              <table:table-cell office:value-type="float" office:value="16635">
                <text:p>16635</text:p>
              </table:table-cell>
              <table:table-cell office:value-type="float" office:value="15943.5">
                <text:p>15943.5</text:p>
              </table:table-cell>
              <table:table-cell office:value-type="float" office:value="15942.625">
                <text:p>15942.625</text:p>
              </table:table-cell>
              <table:table-cell office:value-type="float" office:value="16278.75">
                <text:p>16278.75</text:p>
              </table:table-cell>
              <table:table-cell office:value-type="float" office:value="15852.359375">
                <text:p>15852.359375</text:p>
              </table:table-cell>
              <table:table-cell office:value-type="float" office:value="16021.8984375">
                <text:p>16021.8984375</text:p>
              </table:table-cell>
              <table:table-cell office:value-type="float" office:value="15715.80859375">
                <text:p>15715.80859375</text:p>
              </table:table-cell>
              <table:table-cell office:value-type="float" office:value="15536.010546875">
                <text:p>15536.010546875</text:p>
              </table:table-cell>
              <table:table-cell office:value-type="float" office:value="19784.856875">
                <text:p>19784.85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